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MessagingTemplate.convertAndSend( String destinationName , Object payload , @ Nullable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convertSendAndReceive( String destinationName , Object request , @ Nullable Map &lt; String , Object &gt; headers , Class &lt; T &gt; targetClass , @ Nullable MessagePostProcessor postProcess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MessagingTemplate.getDefaul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setConnectionFactory( ConnectionFactory connectio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ingTemplate.convertSendAndReceive( Object request , Class &lt; T &gt; targetClass , @ Nullable MessagePostProcessor post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.receiveAndConvert( Class &lt; T &gt; targe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.convertSendAndReceive( String destinationName , Object request , @ Nullable Map &lt; String , Object &gt; headers , Class &lt; T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convertAndSend( Object payload , @ Nullable MessagePostProcessor post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.convertJmsException( JmsException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MessagingTemplate.createMessageCreator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getConnection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sendAndReceive( Message &lt; ? &gt; reques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.receiveAndConvert( String destinationName , Class &lt; T &gt; targe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.doSend( String destinationName , 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ingTemplate.JmsMessaging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MessagingTemplate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MessagingTemplate.send( String destinationName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setDefaultDestinationName( @ Nullable String default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doSendAndReceive( String destinationName , Message &lt; ? &gt; reques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MessagingTemplate.convertSendAndReceive( Object request , Class &lt; T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doReceive( String destinat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.send( 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.setJmsTemplate( @ Nullable JmsTemplate jms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JmsMessagingTemplate( JmsTemplate jms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MessagingTemplate.getJms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convertJmsMessage( @ Nullable jakarta . jms . 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MessagingTemplate.receive( String 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convertAndSend( String destinationName ,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getRequiredDefaultDestination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ingTemplate.convertAndSend( String destinationName , Object payload , @ Nullable Map &lt; String , Object &gt; headers , @ Nullable MessagePostProcessor post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MessagingTemplate.rece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.setJmsMessageConverter( MessageConverter jmsMessage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ingMessageCreator.createMessage(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.obtainJms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MessagingTemplate.convertSendAndReceive( String destinationName , Object request , Class &lt; T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MessageCreator.MessagingMessageCreator( Message &lt; ? &gt; message , MessageConverter message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MessagingTemplate.sendAndReceive( String destinationName , Message &lt; ? &gt; reques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convertAndSend(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getJms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doSend( Destination destination , 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ingTemplate.doSendAndReceive( Destination destination , Message &lt; ? &gt; reques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MessagingTemplate.convertAndSend( String destinationName , Object payload , @ Nullable MessagePostProcessor pos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JmsMessagingTemplate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convertSendAndReceive( String destinationName , Object request , Class &lt; T &gt; targetClass , @ Nullable MessagePostProcessor requestPos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.doReceive( Destination destin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